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D100AE39B20455D5.png" manifest:media-type="image/png"/>
  <manifest:file-entry manifest:full-path="Thumbnails/thumbnail.png" manifest:media-type="image/png"/>
  <manifest:file-entry manifest:full-path="Versions/Version1" manifest:media-type=""/>
  <manifest:file-entry manifest:full-path="VersionList.xml" manifest:media-type="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Bahnschrift" fo:font-size="16pt" fo:font-weight="bold" officeooo:rsid="0014aa4c" officeooo:paragraph-rsid="0014aa4c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end" style:justify-single-word="false"/>
      <style:text-properties officeooo:rsid="0014aa4c" officeooo:paragraph-rsid="0014aa4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rsid="0017b37b" officeooo:paragraph-rsid="0017b37b"/>
    </style:style>
    <style:style style:name="P5" style:family="paragraph" style:parent-style-name="Text_20_body">
      <style:text-properties officeooo:rsid="0017b37b"/>
    </style:style>
    <style:style style:name="P6" style:family="paragraph" style:parent-style-name="Text_20_body">
      <style:text-properties officeooo:paragraph-rsid="0017b37b"/>
    </style:style>
    <style:style style:name="P7" style:family="paragraph" style:parent-style-name="Text_20_body">
      <style:text-properties officeooo:rsid="0019545e" officeooo:paragraph-rsid="0019545e"/>
    </style:style>
    <style:style style:name="P8" style:family="paragraph" style:parent-style-name="Text_20_body">
      <style:text-properties officeooo:rsid="00220dc8" officeooo:paragraph-rsid="00220dc8"/>
    </style:style>
    <style:style style:name="P9" style:family="paragraph" style:parent-style-name="Text_20_body">
      <style:text-properties officeooo:rsid="00269d83" officeooo:paragraph-rsid="00269d83"/>
    </style:style>
    <style:style style:name="P10" style:family="paragraph" style:parent-style-name="Heading_20_2">
      <style:text-properties officeooo:rsid="00169dc9" officeooo:paragraph-rsid="00169dc9"/>
    </style:style>
    <style:style style:name="P11" style:family="paragraph" style:parent-style-name="Heading_20_2">
      <style:text-properties officeooo:paragraph-rsid="001b49a0"/>
    </style:style>
    <style:style style:name="P12" style:family="paragraph" style:parent-style-name="Heading_20_3">
      <style:text-properties officeooo:rsid="0017b37b" officeooo:paragraph-rsid="0017b37b"/>
    </style:style>
    <style:style style:name="P13" style:family="paragraph" style:parent-style-name="Text_20_body" style:list-style-name="L1"/>
    <style:style style:name="T1" style:family="text">
      <style:text-properties style:font-name="sans-serif" fo:font-size="6pt" style:font-size-asian="6pt" style:font-size-complex="6pt"/>
    </style:style>
    <style:style style:name="T2" style:family="text">
      <style:text-properties officeooo:rsid="0017b37b"/>
    </style:style>
    <style:style style:name="T3" style:family="text">
      <style:text-properties officeooo:rsid="001de432"/>
    </style:style>
    <style:style style:name="T4" style:family="text">
      <style:text-properties officeooo:rsid="001e3e85"/>
    </style:style>
    <style:style style:name="T5" style:family="text">
      <style:text-properties officeooo:rsid="00220dc8"/>
    </style:style>
    <style:style style:name="T6" style:family="text">
      <style:text-properties officeooo:rsid="00242a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Introduction</text:h>
      <text:p text:style-name="P8">hwpuzzle is an electronic entertainment device. </text:p>
      <text:h text:style-name="P11" text:outline-level="2">Installation</text:h>
      <text:h text:style-name="Heading_20_3" text:outline-level="3">Software</text:h>
      <text:p text:style-name="P5">Whilst the official Microchip IDE can be used to program the AVR microcontroller, it is advised to use either one of these free software solutions instead:</text:p>
      <text:list text:style-name="L1">
        <text:list-item>
          <text:p text:style-name="P13">Arduino IDE<text:note text:id="ftn1" text:note-class="footnote"><text:note-citation>1</text:note-citation><text:note-body><text:p text:style-name="Footnote">https://www.arduino.cc/en/software</text:p></text:note-body></text:note></text:p>
        </text:list-item>
        <text:list-item>
          <text:p text:style-name="P13">PlatformIO<text:note text:id="ftn2" text:note-class="footnote"><text:note-citation>2</text:note-citation><text:note-body><text:p text:style-name="Footnote">https://platformio.org</text:p></text:note-body></text:note></text:p>
        </text:list-item>
      </text:list>
      <text:p text:style-name="P6"><text:span text:style-name="T2">When using the Arduino IDE installation of the megaTinyCore</text:span><text:span text:style-name="T2"><text:note text:id="ftn3" text:note-class="footnote"><text:note-citation>3</text:note-citation><text:note-body><text:p text:style-name="Footnote">https://github.com/SpenceKonde/megaTinyCore</text:p></text:note-body></text:note></text:span><text:span text:style-name="T2"> is required to add support for the t</text:span>inyAVR <text:span text:style-name="T2">1-series chip used in the hwpuzzle.</text:span></text:p>
      <text:p text:style-name="P4">When using PlatformIO the user can choose to make use of the megaTinyCore or write native code without a framework. <text:span text:style-name="T3">Programming can be done via pymcuprog</text:span><text:span text:style-name="T3"><text:note text:id="ftn4" text:note-class="footnote"><text:note-citation>4</text:note-citation><text:note-body><text:p text:style-name="Footnote">https://github.com/microchip-pic-avr-tools/pymcuprog</text:p></text:note-body></text:note></text:span><text:span text:style-name="T3"> </text:span><text:span text:style-name="T4">or avrdude &gt;= 7.0.</text:span></text:p>
      <text:p text:style-name="P4">For either of those options an example project is included in the hwpuzzle <text:span text:style-name="T5">g</text:span><text:span text:style-name="T6">it</text:span> repository.</text:p>
      <text:h text:style-name="P12" text:outline-level="3">Hardware</text:h>
      <text:p text:style-name="P7">The hwpuzzle comes per-assembled. Use a Micro-USB cable (not included) to connect the hwpuzzle to a PC.</text:p>
      <text:h text:style-name="Heading_20_2" text:outline-level="2">Configuration</text:h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draw:fill-image draw:name="Bitmap_20_1" draw:display-name="Bitmap 1" xlink:href="Pictures/100000000000000800000008D100AE39B20455D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0pt" officeooo:rsid="0017b37b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Bahnschrift" fo:font-size="16pt" fo:font-weight="bold" officeooo:rsid="0014aa4c" officeooo:paragraph-rsid="0014aa4c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rsid="0014aa4c" officeooo:paragraph-rsid="0014aa4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style:font-name="sans-serif"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2.24pt solid #000000" fo:border-left="none" fo:border-right="none" fo:padding="0.051cm" style:shadow="#808080 0.152cm 0.152cm" draw:fill="bitmap" draw:fill-image-name="Bitmap_20_1" style:repeat="repeat">
          <style:background-image xlink:href="Pictures/100000000000000800000008D100AE39B20455D5.png" xlink:type="simple" xlink:actuate="onLoad"/>
        </style:header-footer-properties>
      </style:header-style>
      <style:footer-style>
        <style:header-footer-properties fo:min-height="0cm" fo:margin-left="0cm" fo:margin-right="0cm" fo:margin-top="0.499cm" fo:border-top="2.24pt solid #000000" fo:border-bottom="none" fo:border-left="none" fo:border-right="none" fo:padding="0.051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wpuzzle</text:p>
        <text:p text:style-name="MP2"><text:span text:style-name="MT1">SEPTEMBER 1973 – REVISED MAY 1998</text:span> <text:s text:c="59"/>TOTALLY SERIOUS DEVICES Inc.</text:p>
      </style:header>
      <style:footer>
        <text:p text:style-name="M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7:39:16.180000000</meta:creation-date>
    <dc:date>2023-02-11T02:22:42.413000000</dc:date>
    <meta:editing-duration>PT7H49M45S</meta:editing-duration>
    <meta:editing-cycles>12</meta:editing-cycles>
    <meta:generator>LibreOffice/7.5.2.2$Linux_X86_64 LibreOffice_project/50$Build-2</meta:generator>
    <meta:document-statistic meta:table-count="0" meta:image-count="0" meta:object-count="0" meta:page-count="1" meta:paragraph-count="20" meta:word-count="142" meta:character-count="1069" meta:non-whitespace-character-count="88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23-02-11T02:00:05"/>
</VL:version-list>
</file>